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5E780A795BDC7EC2.png" manifest:media-type="image/png"/>
  <manifest:file-entry manifest:full-path="Pictures/10000000000007800000043877C9709A756BE05D.png" manifest:media-type="image/png"/>
  <manifest:file-entry manifest:full-path="Pictures/100000000000078000000438C48DF87D3DE2BFDC.png" manifest:media-type="image/png"/>
  <manifest:file-entry manifest:full-path="Pictures/100000000000078000000438C94B56E6658F7140.png" manifest:media-type="image/png"/>
  <manifest:file-entry manifest:full-path="Pictures/100000000000078000000438296B43C34BCA0B96.png" manifest:media-type="image/png"/>
  <manifest:file-entry manifest:full-path="Pictures/100000000000078000000438FC97CA503D437CE7.png" manifest:media-type="image/png"/>
  <manifest:file-entry manifest:full-path="Pictures/1000000000000780000004382125AE8FDCADB8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paragraph" svg:width="17.59cm" svg:height="9.894cm" draw:z-index="0"><draw:image xlink:href="Pictures/100000000000078000000438C48DF87D3DE2BFDC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.59cm" svg:height="9.894cm" draw:z-index="1"><draw:image xlink:href="Pictures/100000000000078000000438C94B56E6658F7140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x="0cm" svg:y="1cm" svg:width="17.59cm" svg:height="9.894cm" draw:z-index="2"><draw:image xlink:href="Pictures/10000000000007800000043877C9709A756BE05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4" text:anchor-type="paragraph" svg:width="17.59cm" svg:height="9.894cm" draw:z-index="4"><draw:image xlink:href="Pictures/100000000000078000000438296B43C34BCA0B96.png" xlink:type="simple" xlink:show="embed" xlink:actuate="onLoad" loext:mime-type="image/png"/></draw:frame></text:p>
      <text:p text:style-name="Standard"/>
      <text:p text:style-name="Standard"><draw:frame draw:style-name="fr3" draw:name="Image5" text:anchor-type="paragraph" svg:width="17.59cm" svg:height="9.894cm" draw:z-index="3"><draw:image xlink:href="Pictures/100000000000078000000438FC97CA503D437CE7.png" xlink:type="simple" xlink:show="embed" xlink:actuate="onLoad" loext:mime-type="image/png"/></draw:frame><text:soft-page-break/></text:p>
      <text:p text:style-name="Standard"><draw:frame draw:style-name="fr1" draw:name="Image6" text:anchor-type="paragraph" svg:width="17.59cm" svg:height="9.894cm" draw:z-index="5"><draw:image xlink:href="Pictures/1000000000000780000004385E780A795BDC7EC2.png" xlink:type="simple" xlink:show="embed" xlink:actuate="onLoad" loext:mime-type="image/png"/></draw:frame></text:p>
      <text:p text:style-name="Standard"><draw:frame draw:style-name="fr3" draw:name="Image7" text:anchor-type="paragraph" svg:width="17.59cm" svg:height="9.894cm" draw:z-index="6"><draw:image xlink:href="Pictures/1000000000000780000004382125AE8FDCADB83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3T14:39:50.288000000</dc:date>
    <meta:editing-duration>PT8M56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</office:meta>
</office:document-meta>
</file>